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hintesu</meta:initial-creator>
    <dc:creator>CEDEÑO ZAMBRANO LEISBERTH ANDRES</dc:creator>
    <meta:creation-date>2025-11-07T21:55:54Z</meta:creation-date>
    <dc:date>2025-11-07T21:57:23Z</dc:date>
  </office:meta>
</office:document-meta>
</file>